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hichResource.setClasspath( Path c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hichResource.execut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WhichResource.validat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WhichResource.setClasspathRef( Reference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hichResource.createClass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hichResource.setClass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hichResource.setResource( String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hichResource.setProperty( String 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